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75cm" fo:min-width="2cm" fo:padding-top="0.178cm" fo:padding-bottom="0.178cm" fo:padding-left="0.303cm" fo:padding-right="0.303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3.75cm" fo:min-width="2cm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fdf5e6" draw:textarea-horizontal-align="justify" draw:textarea-vertical-align="middle" draw:auto-grow-height="false" fo:min-height="1.75cm" fo:min-width="0.75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0.459cm" fo:min-width="2.17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1.058cm" fo:min-width="1.951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0.451cm" fo:min-width="2.244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fdf5e6" draw:textarea-horizontal-align="justify" draw:textarea-vertical-align="middle" draw:auto-grow-height="false" fo:min-height="1.18cm" fo:min-width="2.21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df5e6" draw:textarea-horizontal-align="justify" draw:textarea-vertical-align="middle" draw:auto-grow-height="false" fo:min-height="3.75cm" fo:min-width="0.08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df5e6" draw:textarea-horizontal-align="justify" draw:textarea-vertical-align="middle" draw:auto-grow-height="false" fo:min-height="3.75cm" fo:min-width="0.084cm" fo:padding-top="0.142cm" fo:padding-bottom="0.142cm" fo:padding-left="0.267cm" fo:padding-right="0.267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0cm"/>
    </style:style>
    <style:style style:name="gr12" style:family="graphic" style:parent-style-name="standard">
      <style:graphic-properties svg:stroke-width="0.035cm" draw:marker-start-width="0.252cm" draw:marker-end-width="0.252cm" draw:fill-color="#fdf5e6" draw:textarea-horizontal-align="justify" draw:textarea-vertical-align="middle" draw:auto-grow-height="false" fo:min-height="3cm" fo:min-width="6.5cm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14" style:family="graphic" style:parent-style-name="standard">
      <style:graphic-properties draw:stroke="none" svg:stroke-width="0cm" draw:marker-start-width="0.518cm" draw:marker-end-width="0.518cm" draw:fill="solid" draw:fill-color="#000000" draw:opacity="100%" draw:textarea-horizontal-align="center" draw:textarea-vertical-align="middle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width="0.053cm" draw:marker-start-width="0.598cm" draw:marker-end-width="0.598cm" draw:fill-color="#000000" draw:textarea-horizontal-align="justify" draw:textarea-vertical-align="middle" draw:auto-grow-height="false" fo:min-height="1.696cm" fo:min-width="1.446cm" fo:padding-top="0.258cm" fo:padding-bottom="0.258cm" fo:padding-left="0.383cm" fo:padding-right="0.383cm" draw:shadow="hidden"/>
    </style:style>
    <style:style style:name="P1" style:family="paragraph">
      <loext:graphic-properties draw:fill="solid" draw:fill-color="#fdf5e6"/>
      <style:paragraph-properties fo:text-align="center"/>
    </style:style>
    <style:style style:name="P2" style:family="paragraph">
      <loext:graphic-properties draw:fill-color="#fdf5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00000" draw:opacity="100%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2.5cm" svg:height="4cm" svg:x="1.75cm" svg:y="1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4cm" svg:x="4.2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7.75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4cm" svg:x="10.2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7.7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7.7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9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0.2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1.5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0.25cm" svg:y="3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5cm" svg:height="2cm" svg:x="11.5cm" svg:y="3.7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4" draw:text-style-name="P1" draw:layer="layout" svg:width="4.25cm" svg:height="1.125cm" draw:transform="rotate (1.5707963267949) translate (2.2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3.751cm" svg:height="2cm" draw:transform="rotate (1.5707963267949) translate (2.2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25cm" svg:height="1.125cm" draw:transform="rotate (1.5707963267949) translate (3.7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751cm" svg:height="2cm" draw:transform="rotate (1.5707963267949) translate (3.7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25cm" svg:height="1.125cm" draw:transform="rotate (1.5707963267949) translate (5.2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4781.36908962597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3.751cm" svg:height="2cm" draw:transform="rotate (1.5707963267949) translate (5.25cm 5.749cm)">
          <text:p/>
          <draw:enhanced-geometry svg:viewBox="0 0 21600 21600" draw:glue-points="?f6 0 10800 ?f8 ?f11 10800 ?f9 21600 10800 ?f10 ?f5 10800" draw:text-areas="?f3 ?f3 ?f4 ?f4" draw:mirror-vertical="true" draw:type="parallelogram" draw:modifiers="2763.3262260127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draw:layer="layout" svg:width="0.583cm" svg:height="4cm" svg:x="9.75cm" svg:y="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4cm" svg:height="4cm" svg:x="10.333cm" svg:y="1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0.583cm" svg:height="4cm" svg:x="10.917cm" svg:y="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0.625cm" svg:height="0.13cm" draw:transform="rotate (1.5707963267949) translate (2.25cm 3.064cm)">
          <text:p/>
          <draw:enhanced-geometry svg:viewBox="0 0 21600 21600" draw:glue-points="?f6 0 10800 ?f8 ?f11 10800 ?f9 21600 10800 ?f10 ?f5 10800" draw:text-areas="?f3 ?f3 ?f4 ?f4" draw:mirror-vertical="true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625cm" svg:height="0.13cm" draw:transform="rotate (1.5707963267949) translate (3.75cm 3.749cm)">
          <text:p/>
          <draw:enhanced-geometry svg:viewBox="0 0 21600 21600" draw:glue-points="?f6 0 10800 ?f8 ?f11 10800 ?f9 21600 10800 ?f10 ?f5 10800" draw:text-areas="?f3 ?f3 ?f4 ?f4" draw:mirror-vertical="true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0.625cm" svg:height="0.13cm" draw:transform="rotate (1.5707963267949) translate (5.25cm 4.499cm)">
          <text:p/>
          <draw:enhanced-geometry svg:viewBox="0 0 21600 21600" draw:glue-points="?f6 0 10800 ?f8 ?f11 10800 ?f9 21600 10800 ?f10 ?f5 10800" draw:text-areas="?f3 ?f3 ?f4 ?f4" draw:mirror-vertical="true" draw:type="parallelogram" draw:modifiers="1138.658146964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3" draw:layer="layout" svg:width="0.25cm" svg:height="0.75cm" svg:x="9.9cm" svg:y="1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5cm" svg:height="0.75cm" svg:x="10.5cm" svg:y="2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25cm" svg:height="0.75cm" svg:x="11.1cm" svg:y="3.2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기본값">
        <draw:path draw:style-name="gr12" draw:text-style-name="P2" draw:layer="layout" svg:width="6.999cm" svg:height="3.082cm" svg:x="1.5cm" svg:y="3.25cm" svg:viewBox="0 0 7000 3083" svg:d="M6336 2731c-164-243-377-343-619-374-400-50-815-116-1156-342-278-184-492-457-781-619-247-138-555-108-831-163-263-53-498-183-749-260-318-98-519-386-781-570-251-176-534-302-820-403h6401v3083c-228-115-522-142-664-352zM0 38v-38h139c-47 11-93 25-139 38z">
          <text:p/>
        </draw:path>
        <draw:line draw:style-name="gr13" draw:text-style-name="P4" draw:layer="layout" svg:x1="8.5cm" svg:y1="1.25cm" svg:x2="8.5cm" svg:y2="2.75cm">
          <text:p/>
        </draw:line>
        <draw:line draw:style-name="gr13" draw:text-style-name="P4" draw:layer="layout" svg:x1="9cm" svg:y1="3.25cm" svg:x2="10.5cm" svg:y2="3.25cm">
          <text:p/>
        </draw:line>
      </draw:page>
      <draw:page draw:name="page4" draw:style-name="dp1" draw:master-page-name="기본값">
        <draw:path draw:style-name="gr14" draw:text-style-name="P5" draw:layer="layout" svg:width="4.749cm" svg:height="4.749cm" svg:x="5cm" svg:y="1.25cm" svg:viewBox="0 0 4750 4750" svg:d="M3857 2375c0-35-1-71-4-106h897v106 106h-897c3-35 4-70 4-106zM2375 894c-35 0-71 1-106 4v-898h106 106v898c-35-3-70-4-106-4zM894 2376c0 35 1 70 4 105h-898v-106-106h898c-3 35-4 71-4 107zM2375 3857c36 0 71-1 106-4v897h-106-106v-897c35 3 71 4 106 4z">
          <text:p/>
        </draw:path>
        <draw:path draw:style-name="gr15" draw:text-style-name="P6" draw:layer="layout" svg:width="2.954cm" svg:height="2.954cm" svg:x="5.898cm" svg:y="2.148cm" svg:viewBox="0 0 2955 2955" svg:d="M2349 1983c-88 152-214 278-366 366-123 71-259 115-400 129v-895h895c-14 141-58 277-129 400zM982 2349c-152-88-278-214-366-366-71-123-115-259-129-400h884v894c-136-15-269-59-389-128zM616 982c88-152 214-278 366-366 120-69 253-112 389-128v883h-883c16-136 59-269 128-389zM1983 616c152 88 278 214 366 366 69 120 113 253 128 389h-894v-884c141 14 277 58 400 129zM2566 2108c93-161 148-340 163-525h226c-6 94-22 187-46 278-34 125-83 245-148 357-65 113-145 216-236 307s-194 171-307 236c-112 65-232 114-357 148-91 24-184 40-278 46v-226c185-15 364-70 525-163 190-110 348-268 458-458zM2566 857c-110-190-268-347-458-457-161-93-340-149-525-164v-236c94 7 187 22 278 47 125 33 245 83 357 148 113 65 216 144 307 235s171 194 236 307 114 233 148 357c24 91 40 183 46 277h-227c-16-180-71-356-162-514zM857 400c-190 110-347 267-457 457-91 158-147 334-163 514h-237c7-94 22-186 47-277 33-124 83-244 148-357s144-216 235-307 194-170 307-235 233-115 357-148c91-25 183-40 277-47v237c-180 16-356 72-514 163zM400 2108c110 190 267 348 457 458 158 91 334 146 514 162v227c-94-6-186-22-277-46-124-34-244-83-357-148s-216-145-307-236-170-194-235-307c-65-112-115-232-148-357-25-91-40-184-47-278h236c15 185 71 364 164 525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KR" svg:font-family="'Noto Sans KR'" style:font-family-generic="roman" style:font-pitch="variable"/>
    <style:font-face style:name="Noto Serif KR" svg:font-family="'Noto Serif KR'" style:font-family-generic="roman" style:font-pitch="variable"/>
    <style:font-face style:name="Lucida Sans" svg:font-family="'Lucida Sans'" style:font-family-generic="system" style:font-pitch="variable"/>
    <style:font-face style:name="Noto Sans KR1" svg:font-family="'Noto Sans KR'" style:font-family-generic="system" style:font-pitch="variable"/>
    <style:font-face style:name="Noto Serif KR1" svg:font-family="'Noto Serif KR'" style:font-family-generic="system" style:font-pitch="variable"/>
    <style:font-face style:name="Tahoma" svg:font-family="Tahoma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KR" fo:font-family="'Noto Sans KR'" style:font-family-generic="roman" style:font-pitch="variable" fo:font-size="18pt" fo:font-style="normal" fo:text-shadow="none" style:text-underline-style="none" fo:font-weight="normal" style:letter-kerning="true" style:font-name-asian="Noto Sans KR1" style:font-family-asian="'Noto Sans K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03T10:03:05.114000000</meta:creation-date>
    <dc:date>2022-06-03T10:34:36.422000000</dc:date>
    <meta:editing-duration>PT30S</meta:editing-duration>
    <meta:editing-cycles>1</meta:editing-cycles>
    <meta:document-statistic meta:object-count="32"/>
    <meta:generator>LibreOffice/7.1.4.2$Windows_X86_64 LibreOffice_project/a529a4fab45b75fefc5b6226684193eb000654f6</meta:generator>
  </office:meta>
</office:document-meta>
</file>